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189in"/>
    </style:style>
    <style:style style:name="co2" style:family="table-column">
      <style:table-column-properties fo:break-before="auto" style:column-width="1.422in"/>
    </style:style>
    <style:style style:name="co3" style:family="table-column">
      <style:table-column-properties fo:break-before="auto" style:column-width="4.3264in"/>
    </style:style>
    <style:style style:name="co4" style:family="table-column">
      <style:table-column-properties fo:break-before="auto" style:column-width="0.3571in"/>
    </style:style>
    <style:style style:name="co5" style:family="table-column">
      <style:table-column-properties fo:break-before="auto" style:column-width="1.7272in"/>
    </style:style>
    <style:style style:name="co6" style:family="table-column">
      <style:table-column-properties fo:break-before="auto" style:column-width="0.5728in"/>
    </style:style>
    <style:style style:name="co7" style:family="table-column">
      <style:table-column-properties fo:break-before="auto" style:column-width="0.826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VWS_SDR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 Ea.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Tayda</text:p>
          </table:table-cell>
          <table:table-cell office:value-type="string" calcext:value-type="string">
            <text:p>Adafruit PN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C1,C2,C4,C5,C6,C15,C16,C17,C24,C27,C3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1206C104K5RACTU</text:p>
          </table:table-cell>
          <table:table-cell table:number-columns-repeated="2"/>
          <table:table-cell office:value-type="string" calcext:value-type="string">
            <text:p>C1206C104K5RACTU</text:p>
          </table:table-cell>
          <table:table-cell table:formula="of:=([.D2]+2)*5" office:value-type="float" office:value="65" calcext:value-type="float">
            <text:p>6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,C18,C1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0-C1206C106K4P</text:p>
          </table:table-cell>
          <table:table-cell table:number-columns-repeated="2"/>
          <table:table-cell office:value-type="string" calcext:value-type="string">
            <text:p>C1206C106K4PACTU</text:p>
          </table:table-cell>
          <table:table-cell table:formula="of:=([.D3]+2)*5"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7,C8,C9,C1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7-CL31B105KBHNNNE</text:p>
          </table:table-cell>
          <table:table-cell table:number-columns-repeated="2"/>
          <table:table-cell office:value-type="string" calcext:value-type="string">
            <text:p>KGM31HR71C105KU</text:p>
          </table:table-cell>
          <table:table-cell table:formula="of:=([.D4]+2)*5"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1,C12,C13,C14,C26,C29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0-C1206C103K5R7210</text:p>
          </table:table-cell>
          <table:table-cell table:number-columns-repeated="2"/>
          <table:table-cell office:value-type="string" calcext:value-type="string">
            <text:p>C1206C103K5RAC7210</text:p>
          </table:table-cell>
          <table:table-cell table:formula="of:=([.D5]+2)*5"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20,C22</text:p>
          </table:table-cell>
          <table:table-cell office:value-type="string" calcext:value-type="string">
            <text:p>180pF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91-1206B181K160CT</text:p>
          </table:table-cell>
          <table:table-cell table:number-columns-repeated="2"/>
          <table:table-cell office:value-type="string" calcext:value-type="string">
            <text:p>KGM31BCG2A181FT</text:p>
          </table:table-cell>
          <table:table-cell table:formula="of:=([.D6]+2)*5"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21,C23</text:p>
          </table:table-cell>
          <table:table-cell office:value-type="string" calcext:value-type="string">
            <text:p>105pF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1-12065C101KAT2A</text:p>
          </table:table-cell>
          <table:table-cell table:number-columns-repeated="2"/>
          <table:table-cell office:value-type="string" calcext:value-type="string">
            <text:p>C3216C0G2J101G060AA</text:p>
          </table:table-cell>
          <table:table-cell table:formula="of:=([.D7]+2)*5"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28,C3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THT:CP_Radial_D5.0mm_P2.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0-ESK475M016AC3AA</text:p>
          </table:table-cell>
          <table:table-cell table:number-columns-repeated="2"/>
          <table:table-cell office:value-type="string" calcext:value-type="string">
            <text:p>ESK475M016AC3AA</text:p>
          </table:table-cell>
          <table:table-cell table:formula="of:=[.D8]*5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RF_IN</text:p>
          </table:table-cell>
          <table:table-cell office:value-type="string" calcext:value-type="string">
            <text:p>VWS-SDR:SMA_Vertical_and_Edge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2-CONSMA001-G</text:p>
          </table:table-cell>
          <table:table-cell table:number-columns-repeated="2"/>
          <table:table-cell office:value-type="string" calcext:value-type="string">
            <text:p>CONSMA001-G</text:p>
          </table:table-cell>
          <table:table-cell table:formula="of:=[.D9]*5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IQ_Out</text:p>
          </table:table-cell>
          <table:table-cell office:value-type="string" calcext:value-type="string">
            <text:p>VWS-SDR:Jack_3.5mm_STX-3081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0-SJ1-3515N</text:p>
          </table:table-cell>
          <table:table-cell table:number-columns-repeated="2"/>
          <table:table-cell office:value-type="string" calcext:value-type="string">
            <text:p>SJ1-3515N</text:p>
          </table:table-cell>
          <table:table-cell table:formula="of:=[.D10]*5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SI5351 board</text:p>
          </table:table-cell>
          <table:table-cell office:value-type="string" calcext:value-type="string">
            <text:p>VWS-SDR:Adafruit_Si53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45" calcext:value-type="float">
            <text:p>2045</text:p>
          </table:table-cell>
          <table:table-cell/>
          <table:table-cell table:formula="of:=[.D11]*5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4,J5</text:p>
          </table:table-cell>
          <table:table-cell office:value-type="string" calcext:value-type="string">
            <text:p>Conn_01x40_Pi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-197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4,J5</text:p>
          </table:table-cell>
          <table:table-cell office:value-type="string" calcext:value-type="string">
            <text:p>Conn_01x20_Socket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-1310</text:p>
          </table:table-cell>
          <table:table-cell table:number-columns-repeated="2"/>
          <table:table-cell table:formula="of:=[.D13]*5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GPIO Breakout1</text:p>
          </table:table-cell>
          <table:table-cell office:value-type="string" calcext:value-type="string">
            <text:p>Connector_PinSocket_2.54mm:PinSocket_1x15_P2.54mm_Vertic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-1669</text:p>
          </table:table-cell>
          <table:table-cell table:number-columns-repeated="2"/>
          <table:table-cell table:formula="of:=[.D14]*5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GPIO Breakout2</text:p>
          </table:table-cell>
          <table:table-cell office:value-type="string" calcext:value-type="string">
            <text:p>Connector_PinSocket_2.54mm:PinSocket_1x10_P2.54mm_Vertic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-1306</text:p>
          </table:table-cell>
          <table:table-cell table:number-columns-repeated="2"/>
          <table:table-cell table:formula="of:=[.D15]*5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IF breakout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-1069</text:p>
          </table:table-cell>
          <table:table-cell table:number-columns-repeated="2"/>
          <table:table-cell table:formula="of:=[.D16]*5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.5uH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-LQM31PN1R5M00L</text:p>
          </table:table-cell>
          <table:table-cell table:number-columns-repeated="2"/>
          <table:table-cell office:value-type="string" calcext:value-type="string">
            <text:p>LQM31PN1R5M00L</text:p>
          </table:table-cell>
          <table:table-cell table:formula="of:=([.D17]+2)*5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2,L3,L4,L5,L6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75-HZ1206E601R-10</text:p>
          </table:table-cell>
          <table:table-cell table:number-columns-repeated="2"/>
          <table:table-cell office:value-type="string" calcext:value-type="string">
            <text:p>HZ1206E601R-10</text:p>
          </table:table-cell>
          <table:table-cell table:formula="of:=([.D18]+2)*5"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62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2-CR1206FX-62R0ELF</text:p>
          </table:table-cell>
          <table:table-cell table:number-columns-repeated="2"/>
          <table:table-cell office:value-type="string" calcext:value-type="string">
            <text:p>CR1206-FX-62R0ELF</text:p>
          </table:table-cell>
          <table:table-cell table:formula="of:=([.D19]+2)*5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2,R3</text:p>
          </table:table-cell>
          <table:table-cell office:value-type="string" calcext:value-type="string">
            <text:p>510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2-CR1206FX-5100ELF</text:p>
          </table:table-cell>
          <table:table-cell table:number-columns-repeated="2"/>
          <table:table-cell office:value-type="string" calcext:value-type="string">
            <text:p>CR1206-FX-5100ELF</text:p>
          </table:table-cell>
          <table:table-cell table:formula="of:=([.D20]+2)*5"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4,R5,R12,R13,R14,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52-CR1206FX-1002ELF</text:p>
          </table:table-cell>
          <table:table-cell table:number-columns-repeated="2"/>
          <table:table-cell office:value-type="string" calcext:value-type="string">
            <text:p>CR1206-FX-1002ELF</text:p>
          </table:table-cell>
          <table:table-cell table:formula="of:=([.D21]+2)*5"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6,R7,R8,R9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2-CR1206FX-1000ELF</text:p>
          </table:table-cell>
          <table:table-cell table:number-columns-repeated="2"/>
          <table:table-cell office:value-type="string" calcext:value-type="string">
            <text:p>CR1206-FX-1000ELF</text:p>
          </table:table-cell>
          <table:table-cell table:formula="of:=([.D22]+2)*5"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10,R11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2-CR1206FX-2201ELF</text:p>
          </table:table-cell>
          <table:table-cell table:number-columns-repeated="2"/>
          <table:table-cell office:value-type="string" calcext:value-type="string">
            <text:p>CR1206-FX-2201ELF</text:p>
          </table:table-cell>
          <table:table-cell table:formula="of:=([.D23]+2)*5"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16,R17,R18,R19,R20,R21,R22,R23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52-CR1206JW-512ELF</text:p>
          </table:table-cell>
          <table:table-cell table:number-columns-repeated="2"/>
          <table:table-cell office:value-type="string" calcext:value-type="string">
            <text:p>CR1206-JW-512ELF</text:p>
          </table:table-cell>
          <table:table-cell table:formula="of:=([.D24]+2)*5"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24,R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-CRCW12060000Z0EAC</text:p>
          </table:table-cell>
          <table:table-cell table:number-columns-repeated="2"/>
          <table:table-cell office:value-type="string" calcext:value-type="string">
            <text:p>CRCW12060000Z0EAC</text:p>
          </table:table-cell>
          <table:table-cell table:formula="of:=([.D25]+2)*5"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GALI-S66</text:p>
          </table:table-cell>
          <table:table-cell office:value-type="string" calcext:value-type="string">
            <text:p>Package_TO_SOT_SMD:SOT-89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9-GALI-S66</text:p>
          </table:table-cell>
          <table:table-cell table:number-columns-repeated="2"/>
          <table:table-cell office:value-type="string" calcext:value-type="string">
            <text:p>GALI-S66+</text:p>
          </table:table-cell>
          <table:table-cell table:formula="of:=[.D26]*5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74CBTLV3253DR</text:p>
          </table:table-cell>
          <table:table-cell office:value-type="string" calcext:value-type="string">
            <text:p>Package_SO:SOIC-16_3.9x9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SN74CBTLV3253DR</text:p>
          </table:table-cell>
          <table:table-cell table:number-columns-repeated="2"/>
          <table:table-cell office:value-type="string" calcext:value-type="string">
            <text:p>SN74CBTLV3253DR</text:p>
          </table:table-cell>
          <table:table-cell table:formula="of:=[.D27]*5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3,U4</text:p>
          </table:table-cell>
          <table:table-cell office:value-type="string" calcext:value-type="string">
            <text:p>MC33078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5-MC33078DR</text:p>
          </table:table-cell>
          <table:table-cell table:number-columns-repeated="2"/>
          <table:table-cell office:value-type="string" calcext:value-type="string">
            <text:p>MC33078DR</text:p>
          </table:table-cell>
          <table:table-cell table:formula="of:=[.D28]*5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RASPBERRY-PICO</text:p>
          </table:table-cell>
          <table:table-cell office:value-type="string" calcext:value-type="string">
            <text:p>VWS-SDR:Raspberry_pico_pin_or_castellation_footpr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8-SC0915</text:p>
          </table:table-cell>
          <table:table-cell table:number-columns-repeated="2"/>
          <table:table-cell office:value-type="string" calcext:value-type="string">
            <text:p>SC0915</text:p>
          </table:table-cell>
          <table:table-cell table:formula="of:=[.D29]*5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104854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1T06:33:52.701147509</dc:date>
    <meta:editing-duration>PT47M46S</meta:editing-duration>
    <meta:editing-cycles>14</meta:editing-cycles>
    <meta:generator>LibreOffice/7.3.7.2$Linux_X86_64 LibreOffice_project/30$Build-2</meta:generator>
    <meta:document-statistic meta:table-count="1" meta:cell-count="225" meta:object-count="0"/>
  </office:meta>
</office:document-meta>
</file>